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26cm"/>
    </style:style>
    <style:style style:name="co3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mmmmmmmmmmmmmmmmmmmmmmmmmmmmmmmmmmmmmmm1234567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his column is longer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this is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bbbb</text:p>
          </table:table-cell>
          <table:table-cell office:value-type="string" calcext:value-type="string">
            <text:p>a really long test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bcdefghijklmnopqrstvwxyz_________________________________1234567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dd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mmmmmmmmmmmmmmmmmmmmmmmmmmmmmmmmmmmmmmmmmmmmmmmmmmmmmmmmmmmmmmmmmmmmmmmmmmmmmmmmmmmmmmmmmmmmmmmmmmmmmmmmmmmmmmmmmmmmmmmmmmmmmmmmmmmmmmmmmmmmmmmmmmmmmmmmmmmmmmmmmmmmmmmmmmmmmmmmmmmmmmmmmmmmmmmmmmmmmmmmmmmmmmmmmmmmmmmmmmmmmmmmm123456789</text:p>
          </table:table-cell>
        </table:table-row>
      </table:table>
      <table:named-expressions/>
      <table:database-ranges>
        <table:database-range table:name="__Anonymous_Sheet_DB__0" table:target-range-address="Sheet1.B4:Sheet1.E7" table:display-filter-buttons="true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00.00.00</text:date>, <text:time style:data-style-name="N2" text:time-value="15:36:52.0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8T14:23:09.315000000</meta:creation-date>
    <dc:date>2020-08-18T16:00:57.535000000</dc:date>
    <meta:editing-duration>PT14M40S</meta:editing-duration>
    <meta:editing-cycles>2</meta:editing-cycles>
    <meta:generator>LibreOfficeDev/7.1.0.0.alpha0$Windows_X86_64 LibreOffice_project/624df266c4f2ef883f521c0fc2b3e22d82c7ae2d</meta:generator>
    <meta:document-statistic meta:table-count="1" meta:cell-count="15" meta:object-count="0"/>
  </office:meta>
</office:document-meta>
</file>